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ras para nomeação de constantes</text:h>
      <text:p text:style-name="Text_20_body">Algumas observações quanto ao uso de constantes:</text:p>
      <text:list xml:id="list1916203896" text:style-name="L1">
        <text:list-item>
          <text:p text:style-name="P2">Assim como as variáveis, fazem distinção entre letras maiúsculas e minúsculas; </text:p>
        </text:list-item>
        <text:list-item>
          <text:p text:style-name="P2">O nome de uma constante deve iniciar com <text:span text:style-name="Strong_20_Emphasis">letra </text:span>ou <text:span text:style-name="Strong_20_Emphasis">sublinhado</text:span>; </text:p>
        </text:list-item>
        <text:list-item>
          <text:p text:style-name="P2">Constantes não são prefixadas com o caractere <text:span text:style-name="Strong_20_Emphasis">$</text:span>; </text:p>
        </text:list-item>
        <text:list-item>
          <text:p text:style-name="P1">Existe um padrão (uma boa prática e não uma regra) entre a comunidade de desenvolvedores de criar constantes sempre em letra maiúscula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1:18:34.617508738</meta:creation-date>
    <dc:date>2023-08-16T11:19:08.086831002</dc:date>
    <meta:editing-duration>PT34S</meta:editing-duration>
    <meta:editing-cycles>1</meta:editing-cycles>
    <meta:document-statistic meta:table-count="0" meta:image-count="0" meta:object-count="0" meta:page-count="1" meta:paragraph-count="6" meta:word-count="68" meta:character-count="412" meta:non-whitespace-character-count="350"/>
    <meta:generator>LibreOffice/7.3.7.2$Linux_X86_64 LibreOffice_project/30$Build-2</meta:generator>
  </office:meta>
</office:document-meta>
</file>